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list-style-name="L1">
      <style:text-properties officeooo:paragraph-rsid="001b47be"/>
    </style:style>
    <style:style style:name="P2" style:family="paragraph" style:parent-style-name="Standard" style:list-style-name="L1">
      <style:text-properties fo:font-weight="normal" officeooo:rsid="001b47be" officeooo:paragraph-rsid="001b47be" style:font-weight-asian="normal" style:font-weight-complex="normal"/>
    </style:style>
    <style:style style:name="P3" style:family="paragraph" style:parent-style-name="Standard">
      <style:text-properties fo:font-weight="normal" officeooo:rsid="001b47be" officeooo:paragraph-rsid="001b47be" style:font-weight-asian="normal" style:font-weight-complex="normal"/>
    </style:style>
    <style:style style:name="P4" style:family="paragraph" style:parent-style-name="Standard" style:list-style-name="L1">
      <style:text-properties fo:font-weight="normal" officeooo:rsid="001cd8a9" officeooo:paragraph-rsid="001cd8a9" style:font-weight-asian="normal" style:font-weight-complex="normal"/>
    </style:style>
    <style:style style:name="P5" style:family="paragraph" style:parent-style-name="Standard">
      <style:text-properties fo:font-weight="normal" officeooo:rsid="001cd8a9" officeooo:paragraph-rsid="001b47be" style:font-weight-asian="normal" style:font-weight-complex="normal"/>
    </style:style>
    <style:style style:name="P6" style:family="paragraph" style:parent-style-name="Standard">
      <style:text-properties fo:font-weight="normal" officeooo:rsid="001e4227" officeooo:paragraph-rsid="001cd8a9" style:font-weight-asian="normal" style:font-weight-complex="normal"/>
    </style:style>
    <style:style style:name="P7" style:family="paragraph" style:parent-style-name="Standard" style:list-style-name="L1">
      <style:text-properties fo:font-weight="normal" officeooo:rsid="001e4227" officeooo:paragraph-rsid="001e4227" style:font-weight-asian="normal" style:font-weight-complex="normal"/>
    </style:style>
    <style:style style:name="P8" style:family="paragraph" style:parent-style-name="Standard" style:list-style-name="L1">
      <style:text-properties fo:font-weight="normal" officeooo:rsid="001efe68" officeooo:paragraph-rsid="001efe68" style:font-weight-asian="normal" style:font-weight-complex="normal"/>
    </style:style>
    <style:style style:name="P9" style:family="paragraph" style:parent-style-name="Standard" style:list-style-name="L1">
      <style:text-properties fo:font-weight="bold" officeooo:rsid="001b47be" officeooo:paragraph-rsid="001b47be" style:font-weight-asian="bold" style:font-weight-complex="bold"/>
    </style:style>
    <style:style style:name="P10" style:family="paragraph" style:parent-style-name="Standard" style:list-style-name="L1">
      <style:text-properties fo:font-weight="bold" officeooo:rsid="001cd8a9" officeooo:paragraph-rsid="001cd8a9" style:font-weight-asian="bold" style:font-weight-complex="bold"/>
    </style:style>
    <style:style style:name="P11" style:family="paragraph" style:parent-style-name="Standard" style:list-style-name="L1">
      <style:text-properties fo:font-weight="bold" officeooo:rsid="001e4227" officeooo:paragraph-rsid="001e4227" style:font-weight-asian="bold" style:font-weight-complex="bold"/>
    </style:style>
    <style:style style:name="P12" style:family="paragraph" style:parent-style-name="Text_20_body" style:list-style-name="L1"/>
    <style:style style:name="P13" style:family="paragraph" style:parent-style-name="Text_20_body" style:list-style-name="L1">
      <style:text-properties officeooo:paragraph-rsid="001b47be"/>
    </style:style>
    <style:style style:name="T1" style:family="text">
      <style:text-properties fo:font-weight="normal" style:font-weight-asian="normal" style:font-weight-complex="normal"/>
    </style:style>
    <style:style style:name="T2" style:family="text">
      <style:text-properties fo:font-weight="normal" officeooo:rsid="001b47be" style:font-weight-asian="normal" style:font-weight-complex="normal"/>
    </style:style>
    <style:style style:name="T3" style:family="text">
      <style:text-properties fo:font-weight="normal" officeooo:rsid="001cd8a9" style:font-weight-asian="normal" style:font-weight-complex="normal"/>
    </style:style>
    <style:style style:name="T4" style:family="text">
      <style:text-properties fo:font-weight="normal" officeooo:rsid="001e4227" style:font-weight-asian="normal" style:font-weight-complex="normal"/>
    </style:style>
    <style:style style:name="T5" style:family="text">
      <style:text-properties fo:font-weight="bold" officeooo:rsid="001b47be" style:font-weight-asian="bold" style:font-weight-complex="bold"/>
    </style:style>
    <style:style style:name="T6" style:family="text">
      <style:text-properties officeooo:rsid="0021afc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80595230" text:style-name="L1">
        <text:list-item>
          <text:p text:style-name="P1"><text:span text:style-name="T5">PORT:- </text:span><text:span text:style-name="T2">Port Numbers are assigned to the TCP &amp; UDP packets that move on network, the port numbers define the nature or the purpose of the packet moving on the network.</text:span></text:p>
          <text:p text:style-name="P1"><text:span text:style-name="T2"/></text:p>
        </text:list-item>
        <text:list-item>
          <text:p text:style-name="P13"><text:span text:style-name="T2">Transportation layer protocols use a concept of ports and multiplexing/demultiplexing to deliver data to individual services listening on network nodes. These ports are represented by a single 16-bit number, meaning that they can represent the numbers 0-65535.</text:span></text:p>
        </text:list-item>
        <text:list-item>
          <text:p text:style-name="P12">This range has been split up by the <text:a xlink:type="simple" xlink:href="https://www.iana.org/" office:target-frame-name="_blank" xlink:show="new" text:style-name="Internet_20_link" text:visited-style-name="Visited_20_Internet_20_Link">IANA</text:a> (<text:span text:style-name="Strong_20_Emphasis">Internet Assigned Numbers Authority</text:span>) into independent sections:</text:p>
        </text:list-item>
        <text:list-item>
          <text:p text:style-name="P12">Port 0 isn’t in use for network traffic, but it’s sometimes used in communications taking place between different programs on the same computer.</text:p>
        </text:list-item>
        <text:list-item>
          <text:p text:style-name="P12">Ports 1-1023 are referred to as <text:span text:style-name="Strong_20_Emphasis">system ports,</text:span> or sometimes as “<text:span text:style-name="Strong_20_Emphasis">well-known ports</text:span>.” These ports represent the official ports for most well-known network services. In an earlier video, we talked about how HTTP normally communicates over port 80, while FTP usually communicates over port 21. In most operating systems, administrator-level access is needed to start a program that listens on a system port.</text:p>
        </text:list-item>
        <text:list-item>
          <text:p text:style-name="P12">Ports 1024-49151 are known as <text:span text:style-name="Strong_20_Emphasis">registered ports</text:span>. These ports are used for lots of other network services that might not be quite as common as the ones that are on system ports. A good example of a registered port is 3306, which is the port that many databases listen on. Registered ports are sometimes officially registered and acknowledged by the IANA, but not always. On most operating systems, any user of any access level can start a program listening on a registered port.</text:p>
        </text:list-item>
        <text:list-item>
          <text:p text:style-name="P12">Finally, we have ports 49152-65535. These are known as <text:span text:style-name="Strong_20_Emphasis">private or ephemeral ports</text:span>. Ephemeral ports can’t be registered with the IANA and are generally used for establishing outbound connections. You should remember that all TCP traffic uses a destination port and a source port. When a client wants to communicate with a server, the client will be assigned an ephemeral port to be used for just that one connection, while the server listens on a static system or registered port.</text:p>
        </text:list-item>
        <text:list-item>
          <text:p text:style-name="P12">Not all operating systems follow the ephemeral port recommendations of the IANA. In this lesson, we’ll continue to assume that the ephemeral ports used for outbound connections consist of the ports 49152 through 65535. But it’s important to know that this exact range can vary depending on the platform you’re working on. Sometimes portions of the registered ports range are used, but no modern operating system will ever use a system port for outbound communication</text:p>
          <text:p text:style-name="P2"/>
        </text:list-item>
        <text:list-item>
          <text:p text:style-name="P2">For example, somewhere in the Internet a server lies serving both Web &amp; SMTP services, here comes the port numbers into the action the port number designated by the sender (client) is associated with a unique service, &amp; these port numbers are called well-known ports. In this way a server or any end device differentiates between 2 services using or serving.</text:p>
          <text:p text:style-name="P2"/>
        </text:list-item>
        <text:list-item>
          <text:p text:style-name="P9">PORT FORWARDING:-<text:span text:style-name="T1"> </text:span><text:span text:style-name="T3">The process of forwarding inbound traffic to a particular node in the internal network (LAN), mostly the server accessible by everyone in internet.</text:span></text:p>
          <text:p text:style-name="P4"/>
        </text:list-item>
        <text:list-item>
          <text:p text:style-name="P10"><text:soft-page-break/><text:span text:style-name="T1">The port forwarding should be manually configured by the network administrator on the router’s firewall settings. </text:span><text:span text:style-name="T4">For example for configuring a web server on the internal network the admin should provide the static IP address of the web server to the port forwarding table data of the router along with the port number 80, so whenever a data packet hits the router with the port number 80 <text:s/>forwards the packet directly to the server as mentioned.</text:span></text:p>
        </text:list-item>
      </text:list>
      <text:p text:style-name="P6"/>
      <text:list xml:id="list160638386947702" text:continue-numbering="true" text:style-name="L1">
        <text:list-item>
          <text:p text:style-name="P11">PORT <text:span text:style-name="T6">TRIGGERING</text:span>:- <text:span text:style-name="T1">When a outbound network traffic is sent to a external network host with a particular port number (triggerring port), that action opens up another port (triggered port)on the internal side of the network listening to a particular inbound message from that particular external network host.</text:span></text:p>
          <text:p text:style-name="P7"/>
        </text:list-item>
        <text:list-item>
          <text:p text:style-name="P8">So this data about the triggered port &amp; triggering port should be enetered in the port triggering settings of the router.</text:p>
        </text:list-item>
      </text:list>
      <text:p text:style-name="P5"/>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2T19:16:45.885671313</meta:creation-date>
    <dc:date>2022-08-10T16:06:36.930629300</dc:date>
    <meta:editing-duration>PT25M8S</meta:editing-duration>
    <meta:editing-cycles>4</meta:editing-cycles>
    <meta:generator>LibreOffice/7.3.4.2$Linux_X86_64 LibreOffice_project/30$Build-2</meta:generator>
    <meta:document-statistic meta:table-count="0" meta:image-count="0" meta:object-count="0" meta:page-count="2" meta:paragraph-count="18" meta:word-count="656" meta:character-count="3911" meta:non-whitespace-character-count="3285"/>
  </office:meta>
</office:document-meta>
</file>